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4b8a3" officeooo:paragraph-rsid="0014b8a3" style:font-size-asian="15pt" style:font-weight-asian="bold" style:font-size-complex="15pt" style:font-weight-complex="bold"/>
    </style:style>
    <style:style style:name="P2" style:family="paragraph" style:parent-style-name="Standard">
      <style:text-properties fo:font-size="12pt" style:text-underline-style="none" fo:font-weight="bold" officeooo:rsid="0014b8a3" officeooo:paragraph-rsid="0014b8a3" style:font-size-asian="10.5pt" style:font-weight-asian="bold" style:font-size-complex="12pt" style:font-weight-complex="bold"/>
    </style:style>
    <style:style style:name="P3" style:family="paragraph" style:parent-style-name="Standard">
      <style:text-properties fo:font-size="12pt" style:text-underline-style="none" fo:font-weight="bold" officeooo:rsid="0014d9fa" officeooo:paragraph-rsid="0014d9fa" style:font-size-asian="10.5pt" style:font-weight-asian="bold" style:font-size-complex="12pt" style:font-weight-complex="bold"/>
    </style:style>
    <style:style style:name="P4" style:family="paragraph" style:parent-style-name="Standard">
      <style:text-properties fo:font-size="12pt" style:text-underline-style="none" fo:font-weight="bold" officeooo:rsid="0016bb16" officeooo:paragraph-rsid="0016bb16" style:font-size-asian="10.5pt" style:font-weight-asian="bold" style:font-size-complex="12pt" style:font-weight-complex="bold"/>
    </style:style>
    <style:style style:name="P5" style:family="paragraph" style:parent-style-name="Standard">
      <style:text-properties fo:font-size="12pt" style:text-underline-style="none" fo:font-weight="bold" officeooo:rsid="001f0379" officeooo:paragraph-rsid="001f0379" style:font-size-asian="10.5pt" style:font-weight-asian="bold" style:font-size-complex="12pt" style:font-weight-complex="bold"/>
    </style:style>
    <style:style style:name="P6" style:family="paragraph" style:parent-style-name="Standard" style:list-style-name="L1">
      <style:text-properties fo:font-size="12pt" style:text-underline-style="none" fo:font-weight="normal" officeooo:rsid="001bd157" officeooo:paragraph-rsid="001bd157" style:font-size-asian="10.5pt" style:font-weight-asian="normal" style:font-size-complex="12pt" style:font-weight-complex="normal"/>
    </style:style>
    <style:style style:name="P7" style:family="paragraph" style:parent-style-name="Standard" style:list-style-name="L1">
      <style:text-properties fo:font-size="12pt" style:text-underline-style="none" fo:font-weight="normal" officeooo:rsid="001d5aa6" officeooo:paragraph-rsid="001d5aa6"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1e918a" officeooo:paragraph-rsid="001e918a"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e918a" officeooo:paragraph-rsid="001e918a"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b9d2" officeooo:paragraph-rsid="0020b9d2"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20b9d2" officeooo:paragraph-rsid="0020b9d2" style:font-size-asian="10.5pt" style:font-weight-asian="normal" style:font-size-complex="12pt" style:font-weight-complex="normal"/>
    </style:style>
    <style:style style:name="P12" style:family="paragraph" style:parent-style-name="Standard" style:list-style-name="L2">
      <style:text-properties fo:font-size="12pt" style:text-underline-style="none" fo:font-weight="normal" officeooo:rsid="00222a08" officeooo:paragraph-rsid="00222a08" style:font-size-asian="10.5pt" style:font-weight-asian="normal" style:font-size-complex="12pt" style:font-weight-complex="normal"/>
    </style:style>
    <style:style style:name="P13" style:family="paragraph" style:parent-style-name="Standard">
      <style:paragraph-properties fo:margin-left="0.4925in" fo:margin-right="0in" fo:text-indent="0in" style:auto-text-indent="false"/>
      <style:text-properties fo:font-size="12pt" style:text-underline-style="none" fo:font-weight="bold" officeooo:rsid="0016bb16" officeooo:paragraph-rsid="0016bb16" style:font-size-asian="10.5pt" style:font-weight-asian="bold" style:font-size-complex="12pt" style:font-weight-complex="bold"/>
    </style:style>
    <style:style style:name="P14" style:family="paragraph" style:parent-style-name="Standard">
      <style:paragraph-properties fo:margin-left="0.4925in" fo:margin-right="0in" fo:text-indent="0in" style:auto-text-indent="false"/>
      <style:text-properties fo:font-size="12pt" style:text-underline-style="none" fo:font-weight="bold" officeooo:rsid="001b5d9b" officeooo:paragraph-rsid="001b5d9b" style:font-size-asian="10.5pt" style:font-weight-asian="bold" style:font-size-complex="12pt" style:font-weight-complex="bold"/>
    </style:style>
    <style:style style:name="P15" style:family="paragraph" style:parent-style-name="Standard">
      <style:paragraph-properties fo:margin-left="0.9846in" fo:margin-right="0in" fo:text-indent="0in" style:auto-text-indent="false"/>
      <style:text-properties fo:font-size="12pt" style:text-underline-style="none" fo:font-weight="bold" officeooo:rsid="0016bb16" officeooo:paragraph-rsid="0016bb16" style:font-size-asian="10.5pt" style:font-weight-asian="bold" style:font-size-complex="12pt" style:font-weight-complex="bold"/>
    </style:style>
    <style:style style:name="P16" style:family="paragraph" style:parent-style-name="Standard">
      <style:paragraph-properties fo:margin-left="0.9846in" fo:margin-right="0in" fo:text-indent="0in" style:auto-text-indent="false"/>
      <style:text-properties fo:font-size="12pt" style:text-underline-style="none" fo:font-weight="bold" officeooo:rsid="001838d1" officeooo:paragraph-rsid="001838d1" style:font-size-asian="10.5pt" style:font-weight-asian="bold" style:font-size-complex="12pt" style:font-weight-complex="bold"/>
    </style:style>
    <style:style style:name="P17" style:family="paragraph" style:parent-style-name="Standard">
      <style:paragraph-properties fo:margin-left="0.9846in" fo:margin-right="0in" fo:text-indent="0in" style:auto-text-indent="false"/>
      <style:text-properties fo:font-size="12pt" style:text-underline-style="none" fo:font-weight="bold" officeooo:rsid="001b5d9b" officeooo:paragraph-rsid="001b5d9b"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b16" style:font-weight-asian="normal" style:font-weight-complex="normal"/>
    </style:style>
    <style:style style:name="T3" style:family="text">
      <style:text-properties fo:font-weight="normal" officeooo:rsid="001b5d9b" style:font-weight-asian="normal" style:font-weight-complex="normal"/>
    </style:style>
    <style:style style:name="T4" style:family="text">
      <style:text-properties fo:font-weight="normal" officeooo:rsid="001b728a" style:font-weight-asian="normal" style:font-weight-complex="normal"/>
    </style:style>
    <style:style style:name="T5" style:family="text">
      <style:text-properties fo:font-weight="normal" officeooo:rsid="001bd157" style:font-weight-asian="normal" style:font-weight-complex="normal"/>
    </style:style>
    <style:style style:name="T6" style:family="text">
      <style:text-properties fo:font-weight="normal" officeooo:rsid="002366ff" style:font-weight-asian="normal" style:font-weight-complex="normal"/>
    </style:style>
    <style:style style:name="T7" style:family="text">
      <style:text-properties officeooo:rsid="002366ff"/>
    </style:style>
    <text:list-style style:name="L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cal discourse software – Complete documentation </text:p>
      <text:p text:style-name="P1"/>
      <text:p text:style-name="P2">Basic description:</text:p>
      <text:p text:style-name="P2"><text:tab/><text:span text:style-name="T1">This is a software implementation of </text:span><text:span text:style-name="T3">organized </text:span><text:span text:style-name="T1">community discussion. It is a forum where you talk to people within a certain range, say 10 miles, about certain topics that they are also interested in discussing. </text:span><text:span text:style-name="T2">It is like a blend of yik yak, reddit, and twitter.</text:span></text:p>
      <text:p text:style-name="P2"/>
      <text:p text:style-name="P4">How it works:</text:p>
      <text:p text:style-name="P4"><text:tab/><text:span text:style-name="T1">Reading posts: </text:span></text:p>
      <text:p text:style-name="P15"><text:span text:style-name="T1">Enter some tags, which are words that describe the topic/s of discussion you are seeking (ex: general, politics, live_music, sports, activism), and you will be presented with a feed of posts that have one or more of those tags associated with it, that has been posted from a location within a certain default radius, which you can change. </text:span><text:span text:style-name="T5">You can also look for posts by a certain set of users. </text:span></text:p>
      <text:p text:style-name="P15"/>
      <text:p text:style-name="P13"><text:span text:style-name="T1">Making posts:</text:span></text:p>
      <text:p text:style-name="P16"><text:span text:style-name="T1">Type a post and a title for the post. There is no character limit. Type in a tag or set of tags that are associated with your post. Select whether or not you want to post as anonymous. You have the option to attach up to 256MB of files, if needed, to supplement your post. </text:span></text:p>
      <text:p text:style-name="P16"/>
      <text:p text:style-name="P14"><text:span text:style-name="T1">User identity:</text:span></text:p>
      <text:p text:style-name="P17"><text:span text:style-name="T1">You don't need to make a user account to make posts and comments. You can post anonymously. If you want to, however, you can make a user account to have an identity associated with your words. After you make an account, you still have the option to post anonymously when you want to. </text:span></text:p>
      <text:p text:style-name="P17"/>
      <text:p text:style-name="P14"><text:span text:style-name="T1">Comments:</text:span></text:p>
      <text:p text:style-name="P17"><text:span text:style-name="T1">There is a threaded commenting system like the one on reddi</text:span><text:span text:style-name="T4">t. </text:span></text:p>
      <text:p text:style-name="P4"><text:span text:style-name="T1"><text:tab/><text:tab/></text:span></text:p>
      <text:p text:style-name="P2"/>
      <text:p text:style-name="P3">Features: </text:p>
      <text:list xml:id="list7753427660379055725" text:style-name="L1">
        <text:list-item>
          <text:p text:style-name="P6">posting and commenting</text:p>
        </text:list-item>
        <text:list-item>
          <text:p text:style-name="P6">attaching files to posts</text:p>
        </text:list-item>
        <text:list-item>
          <text:p text:style-name="P6">searching by tags and users within a certain radius</text:p>
        </text:list-item>
        <text:list-item>
          <text:p text:style-name="P7">threaded commenting system</text:p>
        </text:list-item>
        <text:list-item>
          <text:p text:style-name="P8">ability to have a user account with a username and biography</text:p>
        </text:list-item>
        <text:list-item>
          <text:p text:style-name="P8">ability to post anonymously or with username</text:p>
        </text:list-item>
        <text:list-item>
          <text:p text:style-name="P8">post ratings. Upvote or downvote each post</text:p>
        </text:list-item>
        <text:list-item>
          <text:p text:style-name="P8">polls/votes</text:p>
        </text:list-item>
      </text:list>
      <text:p text:style-name="P9"/>
      <text:p text:style-name="P5">Purpose: </text:p>
      <text:p text:style-name="P5"><text:tab/><text:span text:style-name="T6">The whole idea for this software is for people who live in the same community to talk to each other about important things. </text:span></text:p>
      <text:p text:style-name="P5"/>
      <text:p text:style-name="P10"/>
      <text:p text:style-name="P10"/>
      <text:p text:style-name="P10"/>
      <text:list xml:id="list8138853363847501625" text:style-name="L2">
        <text:list-item>
          <text:p text:style-name="P11"><text:soft-page-break/>Why not yikyak?</text:p>
          <text:list>
            <text:list-item>
              <text:p text:style-name="P12">Unorganized commenting system</text:p>
            </text:list-item>
            <text:list-item>
              <text:p text:style-name="P12">no tags</text:p>
            </text:list-item>
            <text:list-item>
              <text:p text:style-name="P12">threads get deleted too soon</text:p>
            </text:list-item>
            <text:list-item>
              <text:p text:style-name="P12">ugly interface</text:p>
            </text:list-item>
          </text:list>
        </text:list-item>
        <text:list-item>
          <text:p text:style-name="P12">why not reddit?</text:p>
          <text:list>
            <text:list-item>
              <text:p text:style-name="P12">It's not local</text:p>
            </text:list-item>
            <text:list-item>
              <text:p text:style-name="P12">the subreddit model is more restrictive than the tag model</text:p>
            </text:list-item>
            <text:list-item>
              <text:p text:style-name="P12">no anonymous</text:p>
            </text:list-item>
          </text:list>
        </text:list-item>
        <text:list-item>
          <text:p text:style-name="P12">why not twitter?</text:p>
          <text:list>
            <text:list-item>
              <text:p text:style-name="P12">Too short of a character limit</text:p>
            </text:list-item>
            <text:list-item>
              <text:p text:style-name="P12">not set up with local community in mind</text:p>
            </text:list-item>
          </text:list>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30T12:19:24.912122779</meta:creation-date>
    <dc:date>2016-07-30T13:21:21.393006704</dc:date>
    <meta:editing-duration>PT46M38S</meta:editing-duration>
    <meta:editing-cycles>14</meta:editing-cycles>
    <meta:generator>LibreOffice/4.3.3.2$Linux_X86_64 LibreOffice_project/430m0$Build-2</meta:generator>
    <meta:document-statistic meta:table-count="0" meta:image-count="0" meta:object-count="0" meta:page-count="2" meta:paragraph-count="37" meta:word-count="393" meta:character-count="2134" meta:non-whitespace-character-count="1782"/>
  </office:meta>
</office:document-meta>
</file>